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 Header und im Dashboard soll nun doch lieber stehen:</text:p>
      <text:p text:style-name="Standard"/>
      <text:p text:style-name="Standard">Privet Vorname Na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M</meta:initial-creator>
    <meta:creation-date>2012-09-22T12:29:34.58</meta:creation-date>
    <meta:document-statistic meta:table-count="0" meta:image-count="0" meta:object-count="0" meta:page-count="1" meta:paragraph-count="2" meta:word-count="13" meta:character-count="75"/>
    <dc:date>2012-09-22T12:30:39.27</dc:date>
    <dc:creator>J M</dc:creator>
    <meta:editing-duration>PT1M5S</meta:editing-duration>
    <meta:editing-cycles>1</meta:editing-cycles>
    <meta:generator>OpenOffice.org/3.3$Win32 OpenOffice.org_project/330m20$Build-9567</meta:generator>
  </office:meta>
</office:document-meta>
</file>